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8.3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20" table:default-cell-style-name="Default"/>
        <table:table-row table:style-name="ro1">
          <table:table-cell table:style-name="ce15" office:value-type="string" calcext:value-type="string" table:number-columns-spanned="7" table:number-rows-spanned="2">
            <text:p>ZombieVerter VCU V1 cable side pinout.</text:p>
          </table:table-cell>
          <table:covered-table-cell table:number-columns-repeated="3" table:style-name="Default"/>
          <table:covered-table-cell table:number-columns-repeated="3"/>
          <table:table-cell table:number-columns-repeated="1017"/>
        </table:table-row>
        <table:table-row table:style-name="ro1">
          <table:covered-table-cell table:style-name="Default" office:value-type="string" calcext:value-type="string">
            <text:p>Note: pins are referenced from the REAR of the plug.</text:p>
          </table:covered-table-cell>
          <table:covered-table-cell table:number-columns-repeated="3" table:style-name="Default"/>
          <table:covered-table-cell table:number-columns-repeated="3"/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6" office:value-type="string" calcext:value-type="string">
            <text:p>Pin Number</text:p>
          </table:table-cell>
          <table:table-cell table:style-name="ce16" office:value-type="string" calcext:value-type="string">
            <text:p>Wire Colour</text:p>
          </table:table-cell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Comment</text:p>
          </table:table-cell>
          <table:table-cell table:style-name="ce20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S232 Rx</text:p>
          </table:table-cell>
          <table:table-cell office:value-type="string" calcext:value-type="string">
            <text:p>Rs232 comms from Usart 3 on mcu. May be used for remote wifi locating or direct serial terminal comms.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S232 Tx</text:p>
          </table:table-cell>
          <table:table-cell office:value-type="string" calcext:value-type="string">
            <text:p>Rs232 comms from Usart 3 on mcu. May be used for remote wifi locating or direct serial terminal comms.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P Out 3</text:p>
          </table:table-cell>
          <table:table-cell office:value-type="string" calcext:value-type="string">
            <text:p>General purpose protected <text:s/>Low side switched output from PD1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 Out 2</text:p>
          </table:table-cell>
          <table:table-cell office:value-type="string" calcext:value-type="string">
            <text:p>General purpose protected <text:s/>Low side switched output from PD1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WM 3</text:p>
          </table:table-cell>
          <table:table-cell office:value-type="string" calcext:value-type="string">
            <text:p>General purpose pwm output. Push/pull driven to +12v/gnd. Timer 3 Chan 3 PB0.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WM 2</text:p>
          </table:table-cell>
          <table:table-cell office:value-type="string" calcext:value-type="string">
            <text:p>General purpose pwm output. Push/pull driven to +12v/gnd. Timer 3 Chan 2 PA7.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WM 1</text:p>
          </table:table-cell>
          <table:table-cell office:value-type="string" calcext:value-type="string">
            <text:p>General purpose pwm output. Push/pull driven to +12v/gnd. Timer 3 Chan 1 PA6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nalog 2 in</text:p>
          </table:table-cell>
          <table:table-cell office:value-type="string" calcext:value-type="string">
            <text:p>General purpose analog input 0-5v.PC3.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nalog 1 in</text:p>
          </table:table-cell>
          <table:table-cell office:value-type="string" calcext:value-type="string">
            <text:p>General purpose analog input 0-5v.PC2.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AC 2</text:p>
          </table:table-cell>
          <table:table-cell office:value-type="string" calcext:value-type="string">
            <text:p>Digital to Analog converter output 1. Amplified via TDA2822 to max 12v level. PA5.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AC 1</text:p>
          </table:table-cell>
          <table:table-cell office:value-type="string" calcext:value-type="string">
            <text:p>Digital to Analog converter output 1. Amplified via TDA2822 to max 12v level. PA4.</text:p>
          </table:table-cell>
          <table:table-cell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MG2 Temp -</text:p>
          </table:table-cell>
          <table:table-cell table:style-name="ce18" office:value-type="string" calcext:value-type="string">
            <text:p>Motor 2 temp sensor. Can be used for Toyota hybrid transmissions or as a general purpose motor temp input.PC4.</text:p>
          </table:table-cell>
          <table:table-cell table:style-name="ce21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yellow</text:p>
          </table:table-cell>
          <table:table-cell table:style-name="ce18" office:value-type="string" calcext:value-type="string">
            <text:p>MG2 Temp +</text:p>
          </table:table-cell>
          <table:table-cell table:style-name="ce18" office:value-type="string" calcext:value-type="string">
            <text:p>Motor 2 temp sensor. Can be used for Toyota hybrid transmissions or as a general purpose motor temp input.PC4.</text:p>
          </table:table-cell>
          <table:table-cell table:style-name="ce21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MG1 Temp -</text:p>
          </table:table-cell>
          <table:table-cell table:style-name="ce18" office:value-type="string" calcext:value-type="string">
            <text:p>Motor 2 temp sensor. Can be used for Toyota hybrid transmissions or as a general purpose motor temp input.PC5.</text:p>
          </table:table-cell>
          <table:table-cell table:style-name="ce21"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Ignition T15 In</text:p>
          </table:table-cell>
          <table:table-cell office:value-type="string" calcext:value-type="string">
            <text:p>Terminal 15 ignition on 12v input. Tells the vcu the key is in the on position.PD6.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Q-</text:p>
          </table:table-cell>
          <table:table-cell office:value-type="string" calcext:value-type="string">
            <text:p>Toyota Hybrid inverter serial comms.PE6.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REQ+</text:p>
          </table:table-cell>
          <table:table-cell office:value-type="string" calcext:value-type="string">
            <text:p>Toyota Hybrid inverter serial comms.PE6.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LK-</text:p>
          </table:table-cell>
          <table:table-cell office:value-type="string" calcext:value-type="string">
            <text:p>Toyota Hybrid inverter serial comms clock. Timer 2 Channel 2. PA1.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Toyota Hybrid inverter serial comms clock. Timer 2 Channel 2. PA1.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TH-</text:p>
          </table:table-cell>
          <table:table-cell office:value-type="string" calcext:value-type="string">
            <text:p>Toyota Hybrid inverter serial comms.Usart 2.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TH+</text:p>
          </table:table-cell>
          <table:table-cell office:value-type="string" calcext:value-type="string">
            <text:p>Toyota Hybrid inverter serial comms.Usart 2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TM-</text:p>
          </table:table-cell>
          <table:table-cell office:value-type="string" calcext:value-type="string">
            <text:p>Toyota Hybrid inverter serial comms.Usart 2.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TM+</text:p>
          </table:table-cell>
          <table:table-cell office:value-type="string" calcext:value-type="string">
            <text:p>Toyota Hybrid inverter serial comms.Usart 2.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ocal interconnect network. Usart 1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AN EXT 3L</text:p>
          </table:table-cell>
          <table:table-cell office:value-type="string" calcext:value-type="string">
            <text:p>CAN 3 interface. Choice of HS/SW/FT modes via jumpers.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AN EXT 3H</text:p>
          </table:table-cell>
          <table:table-cell office:value-type="string" calcext:value-type="string">
            <text:p>CAN 3 interface. Choice of HS/SW/FT modes via jumpers.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 EXT 2L</text:p>
          </table:table-cell>
          <table:table-cell office:value-type="string" calcext:value-type="string">
            <text:p>CAN 2 interface. HS only. Terminated with 120R by default.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 EXT 2H</text:p>
          </table:table-cell>
          <table:table-cell office:value-type="string" calcext:value-type="string">
            <text:p>CAN 2 interface. HS only.</text:p>
          </table:table-cell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MG1 Temp +</text:p>
          </table:table-cell>
          <table:table-cell table:style-name="ce18" office:value-type="string" calcext:value-type="string">
            <text:p>Motor 2 temp sensor. Can be used for Toyota hybrid transmissions or as a general purpose motor temp input.PC5.</text:p>
          </table:table-cell>
          <table:table-cell table:style-name="ce21"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il Pump PWM</text:p>
          </table:table-cell>
          <table:table-cell office:value-type="string" calcext:value-type="string">
            <text:p>PWM for Toyota hybrid oil pump speed control. Weak pullup to +12v via 1k. May be used as a general low power low side pwm output. Timer 1 channel 1 PE9.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P Out 1</text:p>
          </table:table-cell>
          <table:table-cell office:value-type="string" calcext:value-type="string">
            <text:p>General purpose protected <text:s/>Low side switched output from PD15.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nverter Power</text:p>
          </table:table-cell>
          <table:table-cell office:value-type="string" calcext:value-type="string">
            <text:p>Low side switched output for controlling drive inverter power relay.PA8.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in Contactor</text:p>
          </table:table-cell>
          <table:table-cell office:value-type="string" calcext:value-type="string">
            <text:p>Low side switched output for controlling main HV contactor.PC7.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Low side switched output for controlling main HV precharge contactor.PC6.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ot 2</text:p>
          </table:table-cell>
          <table:table-cell office:value-type="string" calcext:value-type="string">
            <text:p>Output from AD5160 0-5k digital potentiometer. Controlled via SPI3.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ot 1</text:p>
          </table:table-cell>
          <table:table-cell office:value-type="string" calcext:value-type="string">
            <text:p>Output from AD5160 0-5k digital potentiometer. Controlled via SPI3.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 SP</text:p>
          </table:table-cell>
          <table:table-cell office:value-type="string" calcext:value-type="string">
            <text:p>Protected high side switched +12v supply to Toyota hybrid transmission. May be used as a GP output if desired.PD12.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ans SL2-</text:p>
          </table:table-cell>
          <table:table-cell office:value-type="string" calcext:value-type="string">
            <text:p>Protected low side switched +12v supply to Toyota hybrid transmission. May be used as a GP output if desired.PC8.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rans SL1-</text:p>
          </table:table-cell>
          <table:table-cell office:value-type="string" calcext:value-type="string">
            <text:p>Protected low side switched +12v supply to Toyota hybrid transmission. May be used as a GP output if desired.PC9.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ans PB3</text:p>
          </table:table-cell>
          <table:table-cell office:value-type="string" calcext:value-type="string">
            <text:p>Input from Toyota hybrid transmission gear position indicator. May be used as a GP input if desired.PE5.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ns PB2</text:p>
          </table:table-cell>
          <table:table-cell office:value-type="string" calcext:value-type="string">
            <text:p>Input from Toyota hybrid transmission gear position indicator. May be used as a GP input if desired.PE4.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rans PB1</text:p>
          </table:table-cell>
          <table:table-cell office:value-type="string" calcext:value-type="string">
            <text:p>Input from Toyota hybrid transmission gear position indicator. May be used as a GP input if desired.PE3.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AN EXT L</text:p>
          </table:table-cell>
          <table:table-cell office:value-type="string" calcext:value-type="string">
            <text:p>CAN 1 interface. HS only. Terminated with 120R by default.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AN EXT H</text:p>
          </table:table-cell>
          <table:table-cell office:value-type="string" calcext:value-type="string">
            <text:p>CAN 1 interface. HS only.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hrottle Ground</text:p>
          </table:table-cell>
          <table:table-cell office:value-type="string" calcext:value-type="string">
            <text:p>Hall effect throttle pedal/position sensor ground.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Hall effect throttle pedal/position sensor channel 2. PC1.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Hall effect throttle pedal/position sensor channel 1. PC0.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+5v Throttle</text:p>
          </table:table-cell>
          <table:table-cell office:value-type="string" calcext:value-type="string">
            <text:p>Hall effect throttle pedal/position sensor +5v supply.</text:p>
          </table:table-cell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Brake input</text:p>
          </table:table-cell>
          <table:table-cell table:style-name="ce18" office:value-type="string" calcext:value-type="string">
            <text:p>Brake light switch input.PA15.</text:p>
          </table:table-cell>
          <table:table-cell table:style-name="ce21"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P12v Input</text:p>
          </table:table-cell>
          <table:table-cell office:value-type="string" calcext:value-type="string">
            <text:p>General purpose 12v digital input.PD4.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 core brown</text:p>
          </table:table-cell>
          <table:table-cell office:value-type="string" calcext:value-type="string">
            <text:p>Hvrequest</text:p>
          </table:table-cell>
          <table:table-cell office:value-type="string" calcext:value-type="string">
            <text:p>High voltage switch on/off request digital 12v input. Typically used by a charger to request HV activation.PD5.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 core blu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 signal momentary digital 12v input. Typically connected to the start position of a traditional ignition switch.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core brown</text:p>
          </table:table-cell>
          <table:table-cell office:value-type="string" calcext:value-type="string">
            <text:p>Reverse Direction</text:p>
          </table:table-cell>
          <table:table-cell office:value-type="string" calcext:value-type="string">
            <text:p>Pull to +12v for reverse direction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 core blue</text:p>
          </table:table-cell>
          <table:table-cell office:value-type="string" calcext:value-type="string">
            <text:p>Forward Direction</text:p>
          </table:table-cell>
          <table:table-cell office:value-type="string" calcext:value-type="string">
            <text:p>Pull to +12v for forward direction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onnect to vehicle chassis ground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rmanent +12V</text:p>
          </table:table-cell>
          <table:table-cell office:value-type="string" calcext:value-type="string">
            <text:p>Connect to permanent +12v via 5amp fuse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9" office:value-type="string" calcext:value-type="string">
            <text:p>Notes :</text:p>
          </table:table-cell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>
            <text:p>Yellow highlighted connections are unrouted in pre release hardware.</text:p>
          </table:table-cell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>
            <text:p>Workaround : Use GP analog i/p for temp and gp 12v input for brake light.</text:p>
          </table:table-cell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>
            <text:p>Will be corrected in release hardware.</text:p>
          </table:table-cell>
          <table:table-cell table:style-name="ce19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2:48:25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5T09:38:38.267000000</meta:creation-date>
    <dc:date>2021-05-15T12:47:19.921000000</dc:date>
    <meta:editing-duration>PT2H17M5S</meta:editing-duration>
    <meta:editing-cycles>10</meta:editing-cycles>
    <meta:generator>LibreOffice/6.4.4.2$Windows_X86_64 LibreOffice_project/3d775be2011f3886db32dfd395a6a6d1ca2630ff</meta:generator>
    <meta:document-statistic meta:table-count="1" meta:cell-count="234" meta:object-count="0"/>
  </office:meta>
</office:document-meta>
</file>